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80000015F9983C9FDAC9499B7.jpg" manifest:media-type="image/jpeg"/>
  <manifest:file-entry manifest:full-path="Pictures/10000201000002F500000162268170F849CD3FE0.png" manifest:media-type="image/pn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Pictures/1000000000000280000001683222B59B3EE7FB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5" style:family="graphic" style:parent-style-name="objectwithoutfill">
      <style:graphic-properties svg:stroke-color="#ff9900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5" style:family="text">
      <style:text-properties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8.572cm" svg:height="7.708cm" svg:x="1.228cm" svg:y="7.392cm">
          <draw:image xlink:href="Pictures/10000000000001900000016087BBBEAA0285B62F.jpg" xlink:type="simple" xlink:show="embed" xlink:actuate="onLoad">
            <text:p/>
          </draw:image>
        </draw:frame>
        <draw:frame draw:style-name="gr2" draw:text-style-name="P2" draw:layer="layout" svg:width="9.011cm" svg:height="1.356cm" svg:x="0.7cm" svg:y="2.8cm">
          <draw:text-box>
            <text:p><text:span text:style-name="T1">Memory hierarchy</text:span></text:p>
          </draw:text-box>
        </draw:frame>
        <draw:frame draw:style-name="gr3" draw:text-style-name="P3" draw:layer="layout" svg:width="11.2cm" svg:height="2.639cm" svg:x="1.4cm" svg:y="4.5cm">
          <draw:text-box>
            <text:list text:style-name="L1">
              <text:list-item>
                <text:p><text:span text:style-name="T2">Circumvent </text:span><text:span text:style-name="T3">memory wall</text:span></text:p>
              </text:list-item>
              <text:list-item>
                <text:p><text:span text:style-name="T4">Data locality</text:span></text:p>
              </text:list-item>
              <text:list-item>
                <text:p><text:span text:style-name="T5">Memory access pattern</text:span></text:p>
              </text:list-item>
            </text:list>
          </draw:text-box>
        </draw:frame>
        <draw:frame draw:style-name="gr4" draw:text-style-name="P2" draw:layer="layout" svg:width="5.938cm" svg:height="1.356cm" svg:x="20.002cm" svg:y="0.444cm">
          <draw:text-box>
            <text:p><text:span text:style-name="T1">Many cores</text:span></text:p>
          </draw:text-box>
        </draw:frame>
        <draw:frame draw:style-name="gr1" draw:text-style-name="P1" draw:layer="layout" svg:width="6.277cm" svg:height="3.773cm" svg:x="19.902cm" svg:y="2.127cm">
          <draw:image xlink:href="Pictures/10000000000002480000015F9983C9FDAC9499B7.jpg" xlink:type="simple" xlink:show="embed" xlink:actuate="onLoad">
            <text:p/>
          </draw:image>
        </draw:frame>
        <draw:frame draw:style-name="gr1" draw:text-style-name="P1" draw:layer="layout" svg:width="12.816cm" svg:height="5.992cm" svg:x="14.184cm" svg:y="8.308cm">
          <draw:image xlink:href="Pictures/10000201000002F500000162268170F849CD3FE0.png" xlink:type="simple" xlink:show="embed" xlink:actuate="onLoad">
            <text:p/>
          </draw:image>
        </draw:frame>
        <draw:line draw:style-name="gr5" draw:text-style-name="P4" draw:layer="layout" svg:x1="8.8cm" svg:y1="11cm" svg:x2="18.6cm" svg:y2="10.8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280000001683222B59B3EE7FBE0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8T18:24:30.792223282</dc:date>
    <dc:creator>steven </dc:creator>
    <meta:editing-duration>PT1H23M13S</meta:editing-duration>
    <meta:editing-cycles>12</meta:editing-cycles>
    <meta:generator>LibreOffice/5.0.3.2$Linux_X86_64 LibreOffice_project/00m0$Build-2</meta:generator>
    <meta:document-statistic meta:object-count="30"/>
  </office:meta>
</office:document-meta>
</file>